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2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00" loext:opacity="100%"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fo:font-size="18pt" style:font-size-asian="18pt" style:font-size-complex="18pt"/>
    </style:style>
    <style:style style:name="P5" style:family="paragraph">
      <style:text-properties fo:color="#000000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7" style:family="paragraph">
      <style:text-properties style:use-window-font-color="true" loext:opacity="0%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fo:font-size="18pt" style:font-size-asian="18pt" style:font-size-complex="18pt"/>
    </style:style>
    <style:style style:name="T2" style:family="text">
      <style:text-properties fo:color="#000000" loext:opacity="100%"/>
    </style:style>
    <style:style style:name="T3" style:family="text">
      <style:text-properties style:use-window-font-color="true" loext:opacity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1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.68cm" svg:y="4.81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2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41cm" svg:y1="2.905cm" svg:x2="6.22cm" svg:y2="2.905cm">
          <text:p/>
        </draw:line>
        <draw:line draw:style-name="gr2" draw:text-style-name="P2" draw:layer="layout" svg:x1="4.315cm" svg:y1="2.905cm" svg:x2="4.315cm" svg:y2="4.81cm">
          <text:p/>
        </draw:line>
        <draw:line draw:style-name="gr3" draw:text-style-name="P2" draw:layer="layout" svg:x1="1.26cm" svg:y1="7.64cm" svg:x2="6.34cm" svg:y2="7.64cm">
          <text:p/>
        </draw:line>
        <draw:line draw:style-name="gr3" draw:text-style-name="P2" draw:layer="layout" svg:x1="2.53cm" svg:y1="6.37cm" svg:x2="2.53cm" svg:y2="8.91cm">
          <text:p/>
        </draw:line>
        <draw:custom-shape draw:style-name="gr1" draw:text-style-name="P1" draw:layer="layout" svg:width="1.27cm" svg:height="1.27cm" svg:x="3.681cm" svg:y="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53cm" svg:height="0.962cm" svg:x="2.73cm" svg:y="7.84cm">
          <draw:text-box>
            <text:p text:style-name="P3"><text:span text:style-name="T1">1</text:span></text:p>
          </draw:text-box>
        </draw:frame>
        <draw:frame draw:style-name="gr4" draw:text-style-name="P6" draw:layer="layout" svg:width="0.853cm" svg:height="0.962cm" svg:x="4.031cm" svg:y="7.84cm">
          <draw:text-box>
            <text:p text:style-name="P5"><text:span text:style-name="T2">1</text:span></text:p>
          </draw:text-box>
        </draw:frame>
        <draw:frame draw:style-name="gr4" draw:text-style-name="P8" draw:layer="layout" svg:width="0.853cm" svg:height="0.962cm" svg:x="5.332cm" svg:y="7.84cm">
          <draw:text-box>
            <text:p text:style-name="P7"><text:span text:style-name="T3">1</text:span></text:p>
          </draw:text-box>
        </draw:frame>
        <draw:frame draw:style-name="gr5" draw:text-style-name="P9" draw:layer="layout" svg:width="1.27cm" svg:height="1.27cm" svg:x="1.157cm" svg:y="2.1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9" draw:layer="layout" svg:width="1.279cm" svg:height="1.27cm" svg:x="6.157cm" svg:y="2.1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1.29cm" svg:height="1.27cm" svg:x="3.658cm" svg:y="4.68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1" draw:layer="layout" svg:width="1.228cm" svg:height="1.27cm" svg:x="3.658cm" svg:y="1.58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9" draw:layer="layout" svg:width="1.27cm" svg:height="1.27cm" svg:x="2.53cm" svg:y="6.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9" draw:layer="layout" svg:width="1.279cm" svg:height="1.27cm" svg:x="3.8cm" svg:y="6.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1" draw:layer="layout" svg:width="1.29cm" svg:height="1.27cm" svg:x="5.07cm" svg:y="6.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1" draw:layer="layout" svg:width="1.228cm" svg:height="1.27cm" svg:x="1.302cm" svg:y="7.5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3:21:11.993015996</meta:creation-date>
    <dc:date>2021-08-11T21:59:33.458178322</dc:date>
    <meta:editing-duration>PT37M26S</meta:editing-duration>
    <meta:editing-cycles>4</meta:editing-cycles>
    <meta:generator>LibreOffice/7.1.5.2$Linux_X86_64 LibreOffice_project/1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11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2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3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5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6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7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8/content.xml><?xml version="1.0" encoding="utf-8"?>
<math xmlns="http://www.w3.org/1998/Math/MathML" display="block">
  <semantics>
    <msub>
      <mi>v</mi>
      <mn>3</mn>
    </msub>
    <annotation encoding="StarMath 5.0">v_3</annotation>
  </semantics>
</math>
</file>